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300f36" officeooo:paragraph-rsid="001a17dd" style:font-size-asian="10.5pt" style:font-size-complex="12pt"/>
    </style:style>
    <style:style style:name="P2" style:family="paragraph" style:parent-style-name="Standard">
      <style:text-properties fo:font-size="12pt" officeooo:rsid="00261fb7" officeooo:paragraph-rsid="001a17dd" style:font-size-asian="10.5pt" style:font-size-complex="12pt"/>
    </style:style>
    <style:style style:name="P3" style:family="paragraph" style:parent-style-name="Standard">
      <style:text-properties fo:font-size="12pt" officeooo:rsid="001f85c8" officeooo:paragraph-rsid="001a17dd" style:font-size-asian="10.5pt" style:font-size-complex="12pt"/>
    </style:style>
    <style:style style:name="P4" style:family="paragraph" style:parent-style-name="Standard">
      <style:text-properties fo:font-size="12pt" officeooo:rsid="002d956c" officeooo:paragraph-rsid="001a17dd" style:font-size-asian="10.5pt" style:font-size-complex="12pt"/>
    </style:style>
    <style:style style:name="P5" style:family="paragraph" style:parent-style-name="Standard">
      <style:text-properties fo:font-size="12pt" officeooo:rsid="002efaf6" officeooo:paragraph-rsid="001a17dd" style:font-size-asian="10.5pt" style:font-size-complex="12pt"/>
    </style:style>
    <style:style style:name="P6" style:family="paragraph" style:parent-style-name="Standard">
      <style:text-properties fo:font-size="12pt" officeooo:rsid="00201dd0" officeooo:paragraph-rsid="001a17dd" style:font-size-asian="10.5pt" style:font-size-complex="12pt"/>
    </style:style>
    <style:style style:name="P7" style:family="paragraph" style:parent-style-name="Standard">
      <style:text-properties fo:font-size="12pt" officeooo:rsid="0020f7f3" officeooo:paragraph-rsid="001a17dd" style:font-size-asian="10.5pt" style:font-size-complex="12pt"/>
    </style:style>
    <style:style style:name="P8" style:family="paragraph" style:parent-style-name="Standard">
      <style:text-properties fo:font-size="12pt" officeooo:rsid="002425db" officeooo:paragraph-rsid="001a17dd" style:font-size-asian="12pt" style:font-size-complex="12pt"/>
    </style:style>
    <style:style style:name="P9" style:family="paragraph" style:parent-style-name="Standard">
      <style:text-properties fo:font-size="12pt" officeooo:rsid="002794f8" officeooo:paragraph-rsid="001a17dd" style:font-size-asian="12pt" style:font-size-complex="12pt"/>
    </style:style>
    <style:style style:name="P10" style:family="paragraph" style:parent-style-name="Standard">
      <style:text-properties fo:font-size="12pt" officeooo:rsid="0029149b" officeooo:paragraph-rsid="001a17dd" style:font-size-asian="12pt" style:font-size-complex="12pt"/>
    </style:style>
    <style:style style:name="P11" style:family="paragraph" style:parent-style-name="Standard">
      <style:text-properties fo:font-size="12pt" officeooo:rsid="002b36df" officeooo:paragraph-rsid="001a17dd" style:font-size-asian="12pt" style:font-size-complex="12pt"/>
    </style:style>
    <style:style style:name="P12" style:family="paragraph" style:parent-style-name="Standard">
      <style:text-properties fo:font-size="12pt" officeooo:rsid="0029cb99" officeooo:paragraph-rsid="001a17dd" style:font-size-asian="12pt" style:font-size-complex="12pt"/>
    </style:style>
    <style:style style:name="P13" style:family="paragraph" style:parent-style-name="Standard">
      <style:text-properties fo:font-size="12pt" officeooo:rsid="002cdeee" officeooo:paragraph-rsid="001a17dd" style:font-size-asian="12pt" style:font-size-complex="12pt"/>
    </style:style>
    <style:style style:name="P14" style:family="paragraph" style:parent-style-name="Standard">
      <style:text-properties fo:font-size="12pt" officeooo:rsid="00261fb7" officeooo:paragraph-rsid="001a17dd" style:font-size-asian="12pt" style:font-size-complex="12pt"/>
    </style:style>
    <style:style style:name="P15" style:family="paragraph" style:parent-style-name="Standard">
      <style:text-properties fo:font-size="12pt" officeooo:rsid="00300f36" officeooo:paragraph-rsid="001a17dd" style:font-size-asian="12pt" style:font-size-complex="12pt"/>
    </style:style>
    <style:style style:name="P16" style:family="paragraph" style:parent-style-name="Standard">
      <style:text-properties fo:font-size="14pt" officeooo:rsid="00201dd0" officeooo:paragraph-rsid="001a17dd" style:font-size-asian="14pt" style:font-size-complex="14pt"/>
    </style:style>
    <style:style style:name="P17" style:family="paragraph" style:parent-style-name="Standard">
      <style:text-properties fo:color="#000000" style:font-name="Consolas" fo:font-size="9.5pt" officeooo:rsid="002794f8" officeooo:paragraph-rsid="001a17dd" fo:background-color="#ffffff" style:font-size-asian="9.5pt" style:font-size-complex="12pt"/>
    </style:style>
    <style:style style:name="P18" style:family="paragraph" style:parent-style-name="Standard">
      <style:text-properties fo:color="#000000" style:font-name="Consolas" fo:font-size="9.5pt" officeooo:rsid="002cdeee" officeooo:paragraph-rsid="001a17dd" fo:background-color="#ffffff" style:font-size-asian="9.5pt" style:font-size-complex="12pt"/>
    </style:style>
    <style:style style:name="P19" style:family="paragraph" style:parent-style-name="Standard">
      <style:text-properties fo:color="#000000" style:font-name="Consolas" fo:font-size="9.5pt" officeooo:paragraph-rsid="001a17dd" fo:background-color="#ffffff" style:font-size-asian="9.5pt"/>
    </style:style>
    <style:style style:name="P20" style:family="paragraph" style:parent-style-name="Standard">
      <style:text-properties officeooo:paragraph-rsid="001a17dd"/>
    </style:style>
    <style:style style:name="P21" style:family="paragraph" style:parent-style-name="Standard">
      <style:text-properties fo:font-size="20pt" officeooo:rsid="00201dd0" officeooo:paragraph-rsid="001a17dd" style:font-size-asian="20pt" style:font-size-complex="20pt"/>
    </style:style>
    <style:style style:name="T1" style:family="text">
      <style:text-properties officeooo:rsid="00278ed5"/>
    </style:style>
    <style:style style:name="T2" style:family="text">
      <style:text-properties officeooo:rsid="00261fb7"/>
    </style:style>
    <style:style style:name="T3" style:family="text">
      <style:text-properties officeooo:rsid="002d956c"/>
    </style:style>
    <style:style style:name="T4" style:family="text">
      <style:text-properties officeooo:rsid="0029cb99"/>
    </style:style>
    <style:style style:name="T5" style:family="text">
      <style:text-properties fo:color="#000000" style:font-name="Consolas" fo:font-size="9.5pt" fo:background-color="#ffffff" loext:char-shading-value="0" style:font-size-asian="9.5pt"/>
    </style:style>
    <style:style style:name="T6" style:family="text">
      <style:text-properties fo:color="#000000" style:font-name="Consolas" fo:font-size="9.5pt" officeooo:rsid="002794f8" fo:background-color="#ffffff" loext:char-shading-value="0" style:font-size-asian="9.5pt" style:font-size-complex="12pt"/>
    </style:style>
    <style:style style:name="T7" style:family="text">
      <style:text-properties fo:color="#000000" style:font-name="Times New Roman" fo:font-size="12pt" officeooo:rsid="002b36df" fo:background-color="#ffffff" loext:char-shading-value="0" style:font-size-asian="12pt" style:font-size-complex="12pt"/>
    </style:style>
    <style:style style:name="T8" style:family="text">
      <style:text-properties fo:color="#0000ff" style:font-name="Consolas" fo:font-size="9.5pt" fo:background-color="#ffffff" loext:char-shading-value="0" style:font-size-asian="9.5pt"/>
    </style:style>
    <style:style style:name="T9" style:family="text">
      <style:text-properties fo:color="#0000ff" style:font-name="Consolas" fo:font-size="9.5pt" officeooo:rsid="002794f8" fo:background-color="#ffffff" loext:char-shading-value="0" style:font-size-asian="9.5pt" style:font-size-complex="12pt"/>
    </style:style>
    <style:style style:name="T10" style:family="text">
      <style:text-properties fo:color="#a31515" style:font-name="Consolas" fo:font-size="9.5pt" fo:background-color="#ffffff" loext:char-shading-value="0" style:font-size-asian="9.5pt"/>
    </style:style>
    <style:style style:name="T11" style:family="text">
      <style:text-properties fo:color="#a31515" style:font-name="Consolas" fo:font-size="9.5pt" officeooo:rsid="002b36df" fo:background-color="#ffffff" loext:char-shading-value="0" style:font-size-asian="9.5pt" style:font-size-complex="12pt"/>
    </style:style>
    <style:style style:name="T12" style:family="text">
      <style:text-properties fo:color="#a31515" style:font-name="Consolas" fo:font-size="9.5pt" officeooo:rsid="002b36df" fo:background-color="#ffffff" loext:char-shading-value="0" style:font-size-asian="9.5pt"/>
    </style:style>
    <style:style style:name="T13" style:family="text">
      <style:text-properties fo:color="#ff0000" style:font-name="Consolas" fo:font-size="9.5pt" fo:background-color="#ffffff" loext:char-shading-value="0" style:font-size-asian="9.5pt"/>
    </style:style>
    <style:style style:name="T14" style:family="text">
      <style:text-properties fo:color="#ff0000" style:font-name="Consolas" fo:font-size="9.5pt" officeooo:rsid="002794f8" fo:background-color="#ffffff" loext:char-shading-value="0" style:font-size-asian="9.5pt" style:font-size-complex="12pt"/>
    </style:style>
    <style:style style:name="T15" style:family="text">
      <style:text-properties fo:color="#ff0000" style:font-name="Consolas" fo:font-size="9.5pt" officeooo:rsid="002cdeee" fo:background-color="#ffffff" loext:char-shading-value="0" style:font-size-asian="9.5pt" style:font-size-complex="12pt"/>
    </style:style>
    <style:style style:name="T16" style:family="text">
      <style:text-properties fo:color="#ff0000" style:font-name="Consolas" fo:font-size="9.5pt" officeooo:rsid="002d956c" fo:background-color="#ffffff" loext:char-shading-value="0" style:font-size-asian="9.5pt"/>
    </style:style>
    <style:style style:name="T17" style:family="text">
      <style:text-properties officeooo:rsid="0029149b"/>
    </style:style>
    <style:style style:name="T18" style:family="text">
      <style:text-properties officeooo:rsid="00319226"/>
    </style:style>
    <style:style style:name="T19" style:family="text">
      <style:text-properties officeooo:rsid="002b36df"/>
    </style:style>
    <style:style style:name="T20" style:family="text">
      <style:text-properties fo:font-size="12pt" officeooo:rsid="002b36df" style:font-size-asian="12pt" style:font-size-complex="12pt"/>
    </style:style>
    <style:style style:name="T21" style:family="text">
      <style:text-properties fo:font-size="12pt" officeooo:rsid="002cdeee" style:font-size-asian="12pt" style:font-size-complex="12pt"/>
    </style:style>
    <style:style style:name="T22" style:family="text">
      <style:text-properties fo:color="#2b91af" style:font-name="Consolas" fo:font-size="9.5pt" fo:background-color="#ffffff" loext:char-shading-value="0" style:font-size-asian="9.5pt"/>
    </style:style>
    <style:style style:name="T23" style:family="text">
      <style:text-properties officeooo:rsid="00300f36"/>
    </style:style>
    <style:style style:name="T24" style:family="text">
      <style:text-properties officeooo:rsid="002efaf6"/>
    </style:style>
    <style:style style:name="T25" style:family="text">
      <style:text-properties officeooo:rsid="00335526"/>
    </style:style>
    <style:style style:name="T26" style:family="text">
      <style:text-properties officeooo:rsid="002208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Binding</text:p>
      <text:p text:style-name="P16"/>
      <text:p text:style-name="P8">A method allowing the notification of changing properties on one object to be notified to another object. <text:span text:style-name="T1">In the context of Xamarin this is used to set up and maintain a notification channel between what the view is displaying and the actual state of the data and vice versa. </text:span></text:p>
      <text:p text:style-name="P8">This subject deserves a course itself. We will only <text:span text:style-name="T2">clarify the basic elements and implement some simple use cases. </text:span></text:p>
      <text:p text:style-name="P8"/>
      <text:p text:style-name="P9">1) Binding <text:span text:style-name="T3">a </text:span>UI control to another UI control <text:span text:style-name="T4">without any code behind</text:span>:</text:p>
      <text:p text:style-name="P8"/>
      <text:p text:style-name="P9">Example:</text:p>
      <text:p text:style-name="P9"/>
      <text:p text:style-name="P9"/>
      <text:p text:style-name="P9"><text:span text:style-name="T5"><text:s text:c="8"/></text:span><text:span text:style-name="T8">&lt;</text:span><text:span text:style-name="T10">StackLayout</text:span><text:span text:style-name="T8">&gt;</text:span></text:p>
      <text:p text:style-name="P20"><text:span text:style-name="T5"><text:s text:c="12"/></text:span><text:span text:style-name="T8">&lt;</text:span><text:span text:style-name="T10">Slider</text:span><text:span text:style-name="T13"> x</text:span><text:span text:style-name="T8">:</text:span><text:span text:style-name="T13">Name</text:span><text:span text:style-name="T8">="ThisSlider"</text:span><text:span text:style-name="T5"> </text:span></text:p>
      <text:p text:style-name="P20"><text:span text:style-name="T5"><text:s text:c="19"/></text:span><text:span text:style-name="T13"><text:s/>Maximum</text:span><text:span text:style-name="T8">="100"</text:span><text:span text:style-name="T5"> </text:span></text:p>
      <text:p text:style-name="P20"><text:span text:style-name="T5"><text:s text:c="19"/></text:span><text:span text:style-name="T13"><text:s/>Minimum</text:span><text:span text:style-name="T8">="10"</text:span><text:span text:style-name="T5"> </text:span></text:p>
      <text:p text:style-name="P20"><text:span text:style-name="T5"><text:s text:c="19"/></text:span><text:span text:style-name="T13"><text:s/>Value</text:span><text:span text:style-name="T8">="50"/&gt;</text:span></text:p>
      <text:p text:style-name="P20"><text:span text:style-name="T5"><text:s text:c="12"/></text:span><text:span text:style-name="T8">&lt;</text:span><text:span text:style-name="T10">Label</text:span><text:span text:style-name="T13"> Text</text:span><text:span text:style-name="T8">="{</text:span><text:span text:style-name="T10">Binding</text:span><text:span text:style-name="T5"> </text:span></text:p>
      <text:p text:style-name="P20"><text:span text:style-name="T5"><text:s text:c="15"/></text:span><text:span text:style-name="T13"><text:s/>Source</text:span><text:span text:style-name="T8">={</text:span><text:span text:style-name="T10">x</text:span><text:span text:style-name="T8">:</text:span><text:span text:style-name="T10">Reference</text:span><text:span text:style-name="T13"> ThisSlider</text:span><text:span text:style-name="T8">},</text:span><text:span text:style-name="T5"> </text:span></text:p>
      <text:p text:style-name="P20"><text:span text:style-name="T5"><text:s text:c="15"/></text:span><text:span text:style-name="T13"><text:s/>Path</text:span><text:span text:style-name="T8">=Value,</text:span><text:span text:style-name="T5"> </text:span></text:p>
      <text:p text:style-name="P20"><text:span text:style-name="T5"><text:s text:c="15"/></text:span><text:span text:style-name="T13"><text:s/>StringFormat</text:span><text:span text:style-name="T8">='{0:N0}'}"/&gt;</text:span></text:p>
      <text:p text:style-name="P9"><text:span text:style-name="T5"><text:s text:c="8"/></text:span><text:span text:style-name="T8">&lt;/</text:span><text:span text:style-name="T10">StackLayout</text:span><text:span text:style-name="T8">&gt;</text:span></text:p>
      <text:p text:style-name="P9"/>
      <text:p text:style-name="P9"/>
      <text:p text:style-name="P10">2) Binding <text:span text:style-name="T4">a </text:span>UI Control to a scalar (not a collection) object <text:span text:style-name="T4">and vice versa</text:span>:</text:p>
      <text:p text:style-name="P9">In case <text:span text:style-name="T17">of </text:span>scalar types <text:span text:style-name="T18">t</text:span>his can be achieved by implementing the interface I<text:span text:style-name="T17">N</text:span>otifyPropertyChanged and setting the BindingContext property to the object implementing it. <text:span text:style-name="T19">Here a minimal sample:</text:span></text:p>
      <text:p text:style-name="P9"/>
      <text:p text:style-name="P11">Xaml:</text:p>
      <text:p text:style-name="P20"><text:span text:style-name="T6"><text:s text:c="16"/></text:span><text:span text:style-name="T9">&lt;</text:span><text:span text:style-name="T11">Label</text:span><text:span text:style-name="T14"> </text:span><text:span text:style-name="T13">Text</text:span><text:span text:style-name="T8">="{</text:span><text:span text:style-name="T10">Binding</text:span><text:span text:style-name="T13"> Path</text:span><text:span text:style-name="T8">=Name}"/&gt;</text:span></text:p>
      <text:p text:style-name="P20"><text:span text:style-name="T5"><text:s text:c="16"/></text:span><text:span text:style-name="T8">&lt;</text:span><text:span text:style-name="T11">Label</text:span><text:span text:style-name="T13"> Text</text:span><text:span text:style-name="T8">="{</text:span><text:span text:style-name="T10">Binding</text:span><text:span text:style-name="T13"> Path</text:span><text:span text:style-name="T8">=LastName}"/&gt;</text:span></text:p>
      <text:p text:style-name="P9"><text:span text:style-name="T5"><text:s text:c="16"/></text:span><text:span text:style-name="T8">&lt;</text:span><text:span text:style-name="T12">Label</text:span><text:span text:style-name="T13"> Text</text:span><text:span text:style-name="T8">="{</text:span><text:span text:style-name="T10">Binding</text:span><text:span text:style-name="T13"> Path</text:span><text:span text:style-name="T8">=Age}"/&gt;</text:span></text:p>
      <text:p text:style-name="P9"/>
      <text:p text:style-name="P11">Code behind:</text:p>
      <text:p text:style-name="P11"/>
      <text:p text:style-name="P20"><text:span text:style-name="T20"><text:s text:c="4"/>BindingContext = </text:span><text:span text:style-name="T8">new</text:span><text:span text:style-name="T5"> Craftsman() {</text:span></text:p>
      <text:p text:style-name="P19"><text:s text:c="16"/>Age = 45,</text:p>
      <text:p text:style-name="P20"><text:span text:style-name="T5"><text:s text:c="16"/>LastName = </text:span><text:span text:style-name="T10">"John"</text:span><text:span text:style-name="T5">,</text:span></text:p>
      <text:p text:style-name="P20"><text:span text:style-name="T5"><text:s text:c="16"/>Name = </text:span><text:span text:style-name="T10">"</text:span><text:span text:style-name="T12">Bob</text:span><text:span text:style-name="T10">"</text:span><text:span text:style-name="T5">,</text:span></text:p>
      <text:p text:style-name="P20"><text:span text:style-name="T5"><text:s text:c="16"/>PicturePath = </text:span><text:span text:style-name="T10">"Images/John.jpeg"</text:span></text:p>
      <text:p text:style-name="P19"><text:s text:c="12"/>};</text:p>
      <text:p text:style-name="P11"/>
      <text:p text:style-name="P9"><text:span text:style-name="T8">public</text:span><text:span text:style-name="T5"> </text:span><text:span text:style-name="T8">class</text:span><text:span text:style-name="T5"> </text:span><text:span text:style-name="T22">Craftsman</text:span><text:span text:style-name="T5"> : INotifyPropertyChanged {</text:span></text:p>
      <text:p text:style-name="P20"><text:span text:style-name="T5"><text:s text:c="8"/></text:span><text:span text:style-name="T8">private</text:span><text:span text:style-name="T5"> </text:span><text:span text:style-name="T8">int</text:span><text:span text:style-name="T5"> age;</text:span></text:p>
      <text:p text:style-name="P20"><text:span text:style-name="T5"><text:s text:c="8"/></text:span><text:span text:style-name="T8">public</text:span><text:span text:style-name="T5"> </text:span><text:span text:style-name="T8">string</text:span><text:span text:style-name="T5"> Name { </text:span><text:span text:style-name="T8">get</text:span><text:span text:style-name="T5">; </text:span><text:span text:style-name="T8">set</text:span><text:span text:style-name="T5">; }</text:span></text:p>
      <text:p text:style-name="P20"><text:span text:style-name="T5"><text:s text:c="8"/></text:span><text:span text:style-name="T8">public</text:span><text:span text:style-name="T5"> </text:span><text:span text:style-name="T8">string</text:span><text:span text:style-name="T5"> LastName { </text:span><text:span text:style-name="T8">get</text:span><text:span text:style-name="T5">; </text:span><text:span text:style-name="T8">set</text:span><text:span text:style-name="T5">; }</text:span></text:p>
      <text:p text:style-name="P19"/>
      <text:p text:style-name="P20"><text:span text:style-name="T5"><text:s text:c="8"/></text:span><text:span text:style-name="T8">public</text:span><text:span text:style-name="T5"> </text:span><text:span text:style-name="T8">int</text:span><text:span text:style-name="T5"> Age {</text:span></text:p>
      <text:p text:style-name="P20"><text:span text:style-name="T5"><text:s text:c="12"/></text:span><text:span text:style-name="T8">get</text:span><text:span text:style-name="T5"> { <text:s text:c="29"/></text:span></text:p>
      <text:p text:style-name="P20"><text:span text:style-name="T5"><text:s text:c="16"/></text:span><text:span text:style-name="T8">return</text:span><text:span text:style-name="T5"> age;</text:span></text:p>
      <text:p text:style-name="P19"><text:s text:c="12"/>}</text:p>
      <text:p text:style-name="P20"><text:span text:style-name="T5"><text:s text:c="12"/></text:span><text:span text:style-name="T8">set</text:span><text:span text:style-name="T5"> { <text:s text:c="13"/></text:span></text:p>
      <text:p text:style-name="P19"><text:s text:c="16"/>age = value; </text:p>
      <text:p text:style-name="P19"><text:s text:c="16"/>OnPropertyChanged();</text:p>
      <text:p text:style-name="P19"><text:s text:c="12"/>}</text:p>
      <text:p text:style-name="P19"><text:s text:c="8"/>}</text:p>
      <text:p text:style-name="P19"/>
      <text:p text:style-name="P20"><text:soft-page-break/><text:span text:style-name="T5"><text:s text:c="8"/></text:span><text:span text:style-name="T8">public</text:span><text:span text:style-name="T5"> </text:span><text:span text:style-name="T8">string</text:span><text:span text:style-name="T5"> PicturePath { </text:span><text:span text:style-name="T8">get</text:span><text:span text:style-name="T5">; </text:span><text:span text:style-name="T8">set</text:span><text:span text:style-name="T5">; }</text:span></text:p>
      <text:p text:style-name="P19"/>
      <text:p text:style-name="P20"><text:span text:style-name="T5"><text:s text:c="8"/></text:span><text:span text:style-name="T8">public</text:span><text:span text:style-name="T5"> </text:span><text:span text:style-name="T8">event</text:span><text:span text:style-name="T5"> PropertyChangedEventHandler PropertyChanged;</text:span></text:p>
      <text:p text:style-name="P19"/>
      <text:p text:style-name="P19"><text:s text:c="8"/>[NotifyPropertyChangedInvocator]</text:p>
      <text:p text:style-name="P20"><text:span text:style-name="T5"><text:s text:c="8"/></text:span><text:span text:style-name="T8">protected</text:span><text:span text:style-name="T5"> </text:span><text:span text:style-name="T8">virtual</text:span><text:span text:style-name="T5"> </text:span><text:span text:style-name="T8">void</text:span><text:span text:style-name="T5"> OnPropertyChanged([CallerMemberName] </text:span><text:span text:style-name="T8">string</text:span><text:span text:style-name="T5"> propertyName = </text:span><text:span text:style-name="T8">null</text:span><text:span text:style-name="T5">) {</text:span></text:p>
      <text:p text:style-name="P20"><text:span text:style-name="T5"><text:s text:c="12"/>PropertyChanged?.Invoke(</text:span><text:span text:style-name="T8">this</text:span><text:span text:style-name="T5">, </text:span><text:span text:style-name="T8">new</text:span><text:span text:style-name="T5"> PropertyChangedEventArgs(propertyName));</text:span></text:p>
      <text:p text:style-name="P19"><text:s text:c="8"/>}</text:p>
      <text:p text:style-name="P17"><text:s text:c="4"/>}</text:p>
      <text:p text:style-name="P9"/>
      <text:p text:style-name="P12">3) Binding <text:span text:style-name="T19">Collections to List-like UI controls:</text:span></text:p>
      <text:p text:style-name="P12"/>
      <text:p text:style-name="P11">In this case the collection must be mapped to a predefined Xaml-oriented collection called ObservableCollection and then assigned to the BindingContext field.</text:p>
      <text:p text:style-name="P12"/>
      <text:p text:style-name="P12"/>
      <text:p text:style-name="P13">Xaml:</text:p>
      <text:p text:style-name="P18"><text:s text:c="20"/></text:p>
      <text:p text:style-name="P13"><text:span text:style-name="T5"><text:s text:c="8"/></text:span><text:span text:style-name="T8">&lt;</text:span><text:span text:style-name="T10">ListView.ItemTemplate</text:span><text:span text:style-name="T8">&gt;</text:span></text:p>
      <text:p text:style-name="P20"><text:span text:style-name="T5"><text:s text:c="12"/></text:span><text:span text:style-name="T8">&lt;</text:span><text:span text:style-name="T10">DataTemplate</text:span><text:span text:style-name="T8">&gt;</text:span></text:p>
      <text:p text:style-name="P20"><text:span text:style-name="T5"><text:s text:c="16"/></text:span><text:span text:style-name="T8">&lt;</text:span><text:span text:style-name="T10">TextCell</text:span><text:span text:style-name="T13"> Text</text:span><text:span text:style-name="T8">="{</text:span><text:span text:style-name="T10">Binding</text:span><text:span text:style-name="T13"> Name</text:span><text:span text:style-name="T8">}"</text:span><text:span text:style-name="T5"> </text:span></text:p>
      <text:p text:style-name="P20"><text:span text:style-name="T5"><text:s text:c="26"/></text:span><text:span text:style-name="T13">Detail</text:span><text:span text:style-name="T8">="{</text:span><text:span text:style-name="T10">Binding</text:span><text:span text:style-name="T13"> </text:span><text:span text:style-name="T16">LastName</text:span><text:span text:style-name="T8">}" /&gt;</text:span></text:p>
      <text:p text:style-name="P20"><text:span text:style-name="T5"><text:s text:c="12"/></text:span><text:span text:style-name="T8">&lt;/</text:span><text:span text:style-name="T10">DataTemplate</text:span><text:span text:style-name="T8">&gt;</text:span></text:p>
      <text:p text:style-name="P13"><text:span text:style-name="T5"><text:s text:c="8"/></text:span><text:span text:style-name="T8">&lt;/</text:span><text:span text:style-name="T10">ListView.ItemTemplate</text:span><text:span text:style-name="T8">&gt;</text:span></text:p>
      <text:p text:style-name="P12"/>
      <text:p text:style-name="P20"><text:span text:style-name="T7">BindingContext</text:span><text:span text:style-name="T15"> =</text:span><text:span text:style-name="T21"> </text:span><text:span text:style-name="T8">new</text:span><text:span text:style-name="T5"> ObservableCollection&lt;Craftsman&gt;() {</text:span></text:p>
      <text:p text:style-name="P20"><text:span text:style-name="T5"><text:s text:c="16"/></text:span><text:span text:style-name="T8">new</text:span><text:span text:style-name="T5"> Craftsman() {Age = 45, LastName = </text:span><text:span text:style-name="T10">"Jack"</text:span><text:span text:style-name="T5">, Name = </text:span><text:span text:style-name="T10">"Mark"</text:span><text:span text:style-name="T5">, PicturePath = </text:span><text:span text:style-name="T10">"Images/Jack.jpeg"</text:span><text:span text:style-name="T5">},</text:span></text:p>
      <text:p text:style-name="P20"><text:span text:style-name="T5"><text:s text:c="16"/></text:span><text:span text:style-name="T8">new</text:span><text:span text:style-name="T5"> Craftsman() {Age = 60, LastName = </text:span><text:span text:style-name="T10">"Bob"</text:span><text:span text:style-name="T5">, Name = </text:span><text:span text:style-name="T10">"Robert"</text:span><text:span text:style-name="T5">, PicturePath = </text:span><text:span text:style-name="T10">"Images/Bob.jpg"</text:span><text:span text:style-name="T5">},</text:span></text:p>
      <text:p text:style-name="P18"><text:s text:c="12"/>};</text:p>
      <text:p text:style-name="P9"/>
      <text:p text:style-name="P14">Here <text:span text:style-name="T23">some documentation:</text:span></text:p>
      <text:p text:style-name="P15">1) Tutorial: <text:a xlink:type="simple" xlink:href="https://docs.microsoft.com/en-us/xamarin/xamarin-forms/xaml/xaml-basics/data-binding-basics" text:style-name="Internet_20_link" text:visited-style-name="Visited_20_Internet_20_Link">https://docs.microsoft.com/en-us/xamarin/xamarin-forms/xaml/xaml-basics/data-binding-basics</text:a></text:p>
      <text:p text:style-name="P15">2) Documentation: <text:a xlink:type="simple" xlink:href="https://docs.microsoft.com/en-us/xamarin/xamarin-forms/app-fundamentals/data-binding/" text:style-name="Internet_20_link" text:visited-style-name="Visited_20_Internet_20_Link">https://docs.microsoft.com/en-us/xamarin/xamarin-forms/app-fundamentals/data-binding/</text:a></text:p>
      <text:p text:style-name="P14"/>
      <text:p text:style-name="P14"/>
      <text:p text:style-name="P16"/>
      <text:p text:style-name="P16">MVVM:</text:p>
      <text:p text:style-name="P2">Complex pattern made up of three elements: the view (written in xaml) the model (the view-independenr part of the applicatio) and the viewModel, an additional class which is supposed to decouple the view from the model. The main reason to undergo such a complex refactoring is to allow the testability of the software.</text:p>
      <text:p text:style-name="P3"/>
      <text:p text:style-name="P4">The data binding methods described above can be used in such a way so as to:</text:p>
      <text:p text:style-name="P4">1) Remove all (or most <text:span text:style-name="T18">of</text:span>) the code behind.</text:p>
      <text:p text:style-name="P4">2) Define a new class for each UI page exposing properties each of which is mapped to a Binding element of the view expressend in Xaml syntax: the viewModel.</text:p>
      <text:p text:style-name="P4">3) Each viewModel is assigned to the related view's BindingContext at creation time.</text:p>
      <text:p text:style-name="P4"/>
      <text:p text:style-name="P4">At this point the view and the viewModel communicate by means of binding, <text:span text:style-name="T24">commands, </text:span><text:s/>INotifyPropertyChanged and ObservableCollections. Whereas the viewModel communicates with the rest of the application appropriately through so called-services. The view and the model do not <text:soft-page-break/>talk to each other. Once this is in place the software can be tested from <text:span text:style-name="T25">the </text:span>viewModel down.</text:p>
      <text:p text:style-name="P3"/>
      <text:p text:style-name="P5">Here some resources:</text:p>
      <text:p text:style-name="P5">1) Video: <text:a xlink:type="simple" xlink:href="https://www.youtube.com/watch?v=GZDQptTQZsk" text:style-name="Internet_20_link" text:visited-style-name="Visited_20_Internet_20_Link">https://www.youtube.com/watch?v=GZDQptTQZsk</text:a></text:p>
      <text:p text:style-name="P5">2) <text:span text:style-name="T23">Documentation: </text:span><text:a xlink:type="simple" xlink:href="https://docs.microsoft.com/en-us/xamarin/xamarin-forms/enterprise-application-patterns/mvvm" text:style-name="Internet_20_link" text:visited-style-name="Visited_20_Internet_20_Link"><text:span text:style-name="T23">https://docs.microsoft.com/en-us/xamarin/xamarin-forms/enterprise-application-patterns/mvvm</text:span></text:a></text:p>
      <text:p text:style-name="P3"/>
      <text:p text:style-name="P6"/>
      <text:p text:style-name="P6">References:</text:p>
      <text:p text:style-name="P6"/>
      <text:p text:style-name="P6">.<text:span text:style-name="T26">Net: </text:span><text:a xlink:type="simple" xlink:href="https://dotnet.microsoft.com/learn/dotnet/what-is-dotnet" text:style-name="Internet_20_link" text:visited-style-name="Visited_20_Internet_20_Link"><text:span text:style-name="T26">https://dotnet.microsoft.com/learn/dotnet/what-is-dotnet</text:span></text:a></text:p>
      <text:p text:style-name="P7"/>
      <text:p text:style-name="P7">Xamarin, Sharing Code Overview:<text:a xlink:type="simple" xlink:href="https://docs.microsoft.com/en-us/xamarin/cross-platform/app-fundamentals/code-sharing" text:style-name="Internet_20_link" text:visited-style-name="Visited_20_Internet_20_Link">https://docs.microsoft.com/en-us/xamarin/cross-platform/app-fundamentals/code-sharing</text:a></text:p>
      <text:p text:style-name="P7"/>
      <text:p text:style-name="P7">.<text:span text:style-name="T26">Net Native: </text:span><text:a xlink:type="simple" xlink:href="https://blogs.windows.com/buildingapps/2015/08/20/net-native-what-it-means-for-universal-windows-platform-uwp-developers/" text:style-name="Internet_20_link" text:visited-style-name="Visited_20_Internet_20_Link"><text:span text:style-name="T26">https://blogs.windows.com/buildingapps/2015/08/20/net-native-what-it-means-for-universal-windows-platform-uwp-developers/</text:span></text:a></text:p>
      <text:p text:style-name="P1">Xamarin Books:</text:p>
      <text:p text:style-name="P1"><text:a xlink:type="simple" xlink:href="https://blog.xamarin.com/community-books-xamarin-development/" text:style-name="Internet_20_link" text:visited-style-name="Visited_20_Internet_20_Link">https://blog.xamarin.com/community-books-xamarin-development/</text:a></text:p>
      <text:p text:style-name="P1"/>
      <text:p text:style-name="P1">Xamarin Free Ebook:</text:p>
      <text:p text:style-name="P1"><text:a xlink:type="simple" xlink:href="https://docs.microsoft.com/en-us/xamarin/xamarin-forms/creating-mobile-apps-xamarin-forms/" text:style-name="Internet_20_link" text:visited-style-name="Visited_20_Internet_20_Link">https://docs.microsoft.com/en-us/xamarin/xamarin-forms/creating-mobile-apps-xamarin-form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31S</meta:editing-duration>
    <meta:editing-cycles>3</meta:editing-cycles>
    <meta:generator>LibreOffice/5.4.3.2$Windows_X86_64 LibreOffice_project/92a7159f7e4af62137622921e809f8546db437e5</meta:generator>
    <dc:date>2019-09-27T14:33:45.496000000</dc:date>
    <meta:document-statistic meta:table-count="0" meta:image-count="0" meta:object-count="0" meta:page-count="3" meta:paragraph-count="83" meta:word-count="521" meta:character-count="4888" meta:non-whitespace-character-count="3780"/>
    <meta:user-defined meta:name="Info 1"/>
    <meta:user-defined meta:name="Info 2"/>
    <meta:user-defined meta:name="Info 3"/>
    <meta:user-defined meta:name="Info 4"/>
  </office:meta>
</office:document-meta>
</file>